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000000030058162FA2.png" manifest:media-type=""/>
  <manifest:file-entry manifest:full-path="Pictures/100000000000011F00000067397EEB8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adornments="Gras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549cm" style:rel-column-width="9825*"/>
    </style:style>
    <style:style style:name="Tableau1.C" style:family="table-column">
      <style:table-column-properties style:column-width="5.101cm" style:rel-column-width="19664*"/>
    </style:style>
    <style:style style:name="Tableau1.D" style:family="table-column">
      <style:table-column-properties style:column-width="6.802cm" style:rel-column-width="26221*"/>
    </style:style>
    <style:style style:name="Tableau1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549cm" style:rel-column-width="9825*"/>
    </style:style>
    <style:style style:name="Tableau4.C" style:family="table-column">
      <style:table-column-properties style:column-width="11.903cm" style:rel-column-width="45885*"/>
    </style:style>
    <style:style style:name="Tableau4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2.549cm" style:rel-column-width="9825*"/>
    </style:style>
    <style:style style:name="Tableau6.C" style:family="table-column">
      <style:table-column-properties style:column-width="11.903cm" style:rel-column-width="45885*"/>
    </style:style>
    <style:style style:name="Tableau6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C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7.001cm" style:rel-column-width="26987*"/>
    </style:style>
    <style:style style:name="Tableau2.B" style:family="table-column">
      <style:table-column-properties style:column-width="9.999cm" style:rel-column-width="38548*"/>
    </style:style>
    <style:style style:name="Tableau2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background-color="transparent" style:border-line-width-bottom="0.002cm 0.035cm 0.002cm" fo:padding="0.097cm" fo:border-left="0.05pt solid #000000" fo:border-right="none" fo:border-top="none" fo:border-bottom="1.1pt double #000000">
        <style:background-image/>
      </style:table-cell-properties>
    </style:style>
    <style:style style:name="Tableau2.B2" style:family="table-cell">
      <style:table-cell-properties style:vertical-align="middle" style:border-line-width-bottom="0.002cm 0.035cm 0.002cm" fo:padding="0.097cm" fo:border-left="0.05pt solid #000000" fo:border-right="0.05pt solid #000000" fo:border-top="none" fo:border-bottom="1.1pt double #000000"/>
    </style:style>
    <style:style style:name="Tableau2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4.958cm" style:rel-column-width="19115*"/>
    </style:style>
    <style:style style:name="Tableau18.C" style:family="table-column">
      <style:table-column-properties style:column-width="7.084cm" style:rel-column-width="27305*"/>
    </style:style>
    <style:style style:name="Tableau18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8.C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8.A2" style:family="table-cell">
      <style:table-cell-properties style:vertical-align="middle" fo:background-color="transparent" style:border-line-width-bottom="0.002cm 0.035cm 0.002cm" fo:padding="0.097cm" fo:border-left="0.05pt solid #000000" fo:border-right="none" fo:border-top="none" fo:border-bottom="1.1pt double #000000">
        <style:background-image/>
      </style:table-cell-properties>
    </style:style>
    <style:style style:name="Tableau18.C2" style:family="table-cell">
      <style:table-cell-properties style:vertical-align="middle" style:border-line-width-bottom="0.002cm 0.035cm 0.002cm" fo:padding="0.097cm" fo:border-left="0.05pt solid #000000" fo:border-right="0.05pt solid #000000" fo:border-top="none" fo:border-bottom="1.1pt double #000000"/>
    </style:style>
    <style:style style:name="Tableau18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5.784cm"/>
    </style:style>
    <style:style style:name="Tableau7.B" style:family="table-column">
      <style:table-column-properties style:column-width="4.63cm"/>
    </style:style>
    <style:style style:name="Tableau7.C" style:family="table-column">
      <style:table-column-properties style:column-width="6.595cm"/>
    </style:style>
    <style:style style:name="Tableau7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C1" style:family="table-cell">
      <style:table-cell-properties fo:background-color="#83caff" fo:padding="0.097cm" fo:border="0.05pt solid #000000">
        <style:background-image/>
      </style:table-cell-properties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.009cm" fo:margin-left="0cm" table:align="left"/>
    </style:style>
    <style:style style:name="Tableau15.A" style:family="table-column">
      <style:table-column-properties style:column-width="5.784cm"/>
    </style:style>
    <style:style style:name="Tableau15.B" style:family="table-column">
      <style:table-column-properties style:column-width="4.63cm"/>
    </style:style>
    <style:style style:name="Tableau15.C" style:family="table-column">
      <style:table-column-properties style:column-width="6.595cm"/>
    </style:style>
    <style:style style:name="Tableau15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5.C1" style:family="table-cell">
      <style:table-cell-properties fo:background-color="#83caff" fo:padding="0.097cm" fo:border="0.05pt solid #000000">
        <style:background-image/>
      </style:table-cell-properties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09cm" fo:margin-left="0cm" table:align="left"/>
    </style:style>
    <style:style style:name="Tableau8.A" style:family="table-column">
      <style:table-column-properties style:column-width="5.784cm"/>
    </style:style>
    <style:style style:name="Tableau8.B" style:family="table-column">
      <style:table-column-properties style:column-width="4.63cm"/>
    </style:style>
    <style:style style:name="Tableau8.C" style:family="table-column">
      <style:table-column-properties style:column-width="6.595cm"/>
    </style:style>
    <style:style style:name="Tableau8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1" style:family="table-cell">
      <style:table-cell-properties fo:background-color="#83caff" fo:padding="0.097cm" fo:border="0.05pt solid #000000">
        <style:background-image/>
      </style:table-cell-properties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09cm" fo:margin-left="0cm" table:align="left"/>
    </style:style>
    <style:style style:name="Tableau9.A" style:family="table-column">
      <style:table-column-properties style:column-width="5.784cm"/>
    </style:style>
    <style:style style:name="Tableau9.B" style:family="table-column">
      <style:table-column-properties style:column-width="4.63cm"/>
    </style:style>
    <style:style style:name="Tableau9.C" style:family="table-column">
      <style:table-column-properties style:column-width="6.595cm"/>
    </style:style>
    <style:style style:name="Tableau9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fo:background-color="#83caff" fo:padding="0.097cm" fo:border="0.05pt solid #000000">
        <style:background-image/>
      </style:table-cell-properties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09cm" fo:margin-left="0cm" table:align="left"/>
    </style:style>
    <style:style style:name="Tableau10.A" style:family="table-column">
      <style:table-column-properties style:column-width="5.784cm"/>
    </style:style>
    <style:style style:name="Tableau10.B" style:family="table-column">
      <style:table-column-properties style:column-width="11.225cm"/>
    </style:style>
    <style:style style:name="Tableau10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B1" style:family="table-cell">
      <style:table-cell-properties fo:background-color="#83caff" fo:padding="0.097cm" fo:border="0.05pt solid #000000">
        <style:background-image/>
      </style:table-cell-properties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none" fo:border-top="none" fo:border-bottom="0.05pt solid #000000"/>
    </style:style>
    <style:style style:name="Tableau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4" style:family="table-cell">
      <style:table-cell-properties fo:padding="0.097cm" fo:border-left="0.05pt solid #000000" fo:border-right="none" fo:border-top="none" fo:border-bottom="0.05pt solid #000000"/>
    </style:style>
    <style:style style:name="Tableau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5" style:family="table-cell">
      <style:table-cell-properties fo:padding="0.097cm" fo:border-left="0.05pt solid #000000" fo:border-right="none" fo:border-top="none" fo:border-bottom="0.05pt solid #000000"/>
    </style:style>
    <style:style style:name="Tableau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6" style:family="table-cell">
      <style:table-cell-properties fo:padding="0.097cm" fo:border-left="0.05pt solid #000000" fo:border-right="none" fo:border-top="none" fo:border-bottom="0.05pt solid #000000"/>
    </style:style>
    <style:style style:name="Tableau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7" style:family="table-cell">
      <style:table-cell-properties fo:padding="0.097cm" fo:border-left="0.05pt solid #000000" fo:border-right="none" fo:border-top="none" fo:border-bottom="0.05pt solid #000000"/>
    </style:style>
    <style:style style:name="Tableau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8" style:family="table-cell">
      <style:table-cell-properties fo:padding="0.097cm" fo:border-left="0.05pt solid #000000" fo:border-right="none" fo:border-top="none" fo:border-bottom="0.05pt solid #000000"/>
    </style:style>
    <style:style style:name="Tableau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9" style:family="table-cell">
      <style:table-cell-properties fo:padding="0.097cm" fo:border-left="0.05pt solid #000000" fo:border-right="none" fo:border-top="none" fo:border-bottom="0.05pt solid #000000"/>
    </style:style>
    <style:style style:name="Tableau10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8pt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Header">
      <style:paragraph-properties fo:background-color="#006699" fo:padding="0.049cm" fo:border="0.06pt solid #000000" style:shadow="none">
        <style:background-image/>
      </style:paragraph-properties>
    </style:style>
    <style:style style:name="P4" style:family="paragraph" style:parent-style-name="Frame_20_contents">
      <style:paragraph-properties fo:margin-left="0.3cm" fo:margin-right="0.3cm" fo:margin-top="0.3cm" fo:margin-bottom="0cm" style:contextual-spacing="false" fo:text-indent="0cm" style:auto-text-indent="false" fo:background-color="transparent">
        <style:background-image/>
      </style:paragraph-properties>
      <style:text-properties fo:font-variant="small-caps" fo:color="#ffffff"/>
    </style:style>
    <style:style style:name="P5" style:family="paragraph" style:parent-style-name="Frame_20_contents">
      <style:paragraph-properties fo:margin-left="0.3cm" fo:margin-right="0.3cm" fo:margin-top="0.3cm" fo:margin-bottom="0cm" style:contextual-spacing="false" fo:text-indent="0cm" style:auto-text-indent="false" fo:background-color="transparent">
        <style:background-image/>
      </style:paragraph-properties>
      <style:text-properties fo:font-variant="small-caps" fo:color="#ffffff" fo:font-size="10pt" style:font-size-asian="10pt" style:font-size-complex="10pt"/>
    </style:style>
    <style:style style:name="P6" style:family="paragraph" style:parent-style-name="Title" style:master-page-name="">
      <style:paragraph-properties fo:margin-left="0.3cm" fo:margin-right="0.3cm" fo:margin-top="0.3cm" fo:margin-bottom="0.3cm" style:contextual-spacing="false" fo:text-align="start" style:justify-single-word="false" fo:text-indent="0cm" style:auto-text-indent="false" style:page-number="auto"/>
      <style:text-properties fo:color="#ffffff" style:font-name="DejaVu Serif Condensed1" fo:font-size="34pt"/>
    </style:style>
    <style:style style:name="P7" style:family="paragraph" style:parent-style-name="Title">
      <style:paragraph-properties fo:margin-top="0.45cm" fo:margin-bottom="0.45cm" style:contextual-spacing="false"/>
      <style:text-properties fo:color="#ffffff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0eeee0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small-caps" fo:font-weight="bold" style:font-weight-asian="bold" style:font-weight-complex="bold"/>
    </style:style>
    <style:style style:name="P1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small-caps" fo:font-weight="bold" officeooo:paragraph-rsid="0009bc0e" style:font-weight-asian="bold" style:font-weight-complex="bold"/>
    </style:style>
    <style:style style:name="P1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small-caps" fo:font-weight="bold" officeooo:rsid="0009bc0e" officeooo:paragraph-rsid="0009bc0e" style:font-weight-asian="bold" style:font-weight-complex="bold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009bc0e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09bc0e" officeooo:paragraph-rsid="0009bc0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0af697"/>
    </style:style>
    <style:style style:name="P17" style:family="paragraph" style:parent-style-name="Table_20_Contents">
      <style:paragraph-properties fo:text-align="center" style:justify-single-word="false"/>
      <style:text-properties officeooo:paragraph-rsid="000eeee0"/>
    </style:style>
    <style:style style:name="P18" style:family="paragraph" style:parent-style-name="Table_20_Contents">
      <style:paragraph-properties fo:text-align="start" style:justify-single-word="false"/>
      <style:text-properties officeooo:paragraph-rsid="0009bc0e"/>
    </style:style>
    <style:style style:name="P19" style:family="paragraph" style:parent-style-name="Table_20_Contents">
      <style:text-properties fo:color="#000000" fo:font-weight="bold" style:font-weight-asian="bold" style:font-weight-complex="bold"/>
    </style:style>
    <style:style style:name="P20" style:family="paragraph" style:parent-style-name="Table_20_Contents">
      <style:text-properties fo:color="#000000" fo:font-weight="bold" officeooo:paragraph-rsid="000af697" style:font-weight-asian="bold" style:font-weight-complex="bold"/>
    </style:style>
    <style:style style:name="P21" style:family="paragraph" style:parent-style-name="Table_20_Contents">
      <style:text-properties fo:color="#000000" fo:font-weight="bold" officeooo:rsid="000af697" officeooo:paragraph-rsid="000af697" style:font-weight-asian="bold" style:font-weight-complex="bold"/>
    </style:style>
    <style:style style:name="P22" style:family="paragraph" style:parent-style-name="Table_20_Contents">
      <style:text-properties officeooo:rsid="000af697"/>
    </style:style>
    <style:style style:name="P23" style:family="paragraph" style:parent-style-name="Table_20_Contents">
      <style:text-properties officeooo:rsid="000af697" officeooo:paragraph-rsid="000af697"/>
    </style:style>
    <style:style style:name="P24" style:family="paragraph" style:parent-style-name="Table_20_Contents">
      <style:text-properties officeooo:rsid="000ba161" officeooo:paragraph-rsid="000ba161"/>
    </style:style>
    <style:style style:name="P25" style:family="paragraph" style:parent-style-name="Table_20_Contents">
      <style:paragraph-properties fo:text-align="center" style:justify-single-word="false"/>
      <style:text-properties officeooo:rsid="000eeee0" officeooo:paragraph-rsid="000eeee0"/>
    </style:style>
    <style:style style:name="P26" style:family="paragraph" style:parent-style-name="Table_20_Contents">
      <style:text-properties officeooo:rsid="000eeee0" officeooo:paragraph-rsid="000eeee0"/>
    </style:style>
    <style:style style:name="P27" style:family="paragraph" style:parent-style-name="Table_20_Contents">
      <style:text-properties officeooo:rsid="000f69f2" officeooo:paragraph-rsid="000f69f2"/>
    </style:style>
    <style:style style:name="P28" style:family="paragraph" style:parent-style-name="Table_20_Contents">
      <style:text-properties officeooo:rsid="00113e63" officeooo:paragraph-rsid="00113e63"/>
    </style:style>
    <style:style style:name="P29" style:family="paragraph" style:parent-style-name="Table_20_Contents">
      <style:paragraph-properties fo:text-align="center" style:justify-single-word="false"/>
      <style:text-properties officeooo:rsid="00119c89" officeooo:paragraph-rsid="00119c89"/>
    </style:style>
    <style:style style:name="P30" style:family="paragraph" style:parent-style-name="Table_20_Contents">
      <style:text-properties officeooo:rsid="00119c89" officeooo:paragraph-rsid="00119c89"/>
    </style:style>
    <style:style style:name="P31" style:family="paragraph" style:parent-style-name="Table_20_Contents">
      <style:paragraph-properties fo:margin-left="0.199cm" fo:margin-right="0cm" fo:text-indent="0cm" style:auto-text-indent="false"/>
    </style:style>
    <style:style style:name="P32" style:family="paragraph" style:parent-style-name="Table_20_Contents">
      <style:paragraph-properties fo:margin-left="0.199cm" fo:margin-right="0cm" fo:text-align="start" style:justify-single-word="false" fo:text-indent="0cm" style:auto-text-indent="false"/>
    </style:style>
    <style:style style:name="P33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officeooo:paragraph-rsid="0009bc0e"/>
    </style:style>
    <style:style style:name="P34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officeooo:paragraph-rsid="000eeee0"/>
    </style:style>
    <style:style style:name="P35" style:family="paragraph" style:parent-style-name="Table_20_Contents">
      <style:paragraph-properties fo:margin-left="0.199cm" fo:margin-right="0cm" fo:text-indent="0cm" style:auto-text-indent="false"/>
      <style:text-properties officeooo:rsid="000eeee0" officeooo:paragraph-rsid="000eeee0"/>
    </style:style>
    <style:style style:name="P36" style:family="paragraph" style:parent-style-name="Table_20_Contents">
      <style:paragraph-properties fo:margin-left="0.199cm" fo:margin-right="0cm" fo:text-indent="0cm" style:auto-text-indent="false"/>
      <style:text-properties officeooo:rsid="00119c89" officeooo:paragraph-rsid="00119c89"/>
    </style:style>
    <style:style style:name="P37" style:family="paragraph" style:parent-style-name="Standard">
      <style:paragraph-properties fo:text-align="justify" style:justify-single-word="false"/>
      <style:text-properties fo:language="fr" fo:country="FR" officeooo:paragraph-rsid="0009bc0e"/>
    </style:style>
    <style:style style:name="P38" style:family="paragraph" style:parent-style-name="Standard">
      <style:text-properties officeooo:paragraph-rsid="000af697"/>
    </style:style>
    <style:style style:name="P39" style:family="paragraph" style:parent-style-name="Text_20_body">
      <style:text-properties officeooo:paragraph-rsid="0009bc0e"/>
    </style:style>
    <style:style style:name="P40" style:family="paragraph" style:parent-style-name="Text_20_body">
      <style:paragraph-properties fo:text-align="justify" style:justify-single-word="false"/>
      <style:text-properties officeooo:paragraph-rsid="0009bc0e"/>
    </style:style>
    <style:style style:name="P41" style:family="paragraph" style:parent-style-name="Text_20_body">
      <style:paragraph-properties fo:text-align="justify" style:justify-single-word="false"/>
      <style:text-properties fo:language="fr" fo:country="FR" style:text-underline-style="none" fo:font-weight="normal" officeooo:paragraph-rsid="0009bc0e" style:font-weight-asian="normal" style:font-weight-complex="normal"/>
    </style:style>
    <style:style style:name="P42" style:family="paragraph" style:parent-style-name="Text_20_body">
      <style:text-properties fo:language="fr" fo:country="FR" fo:font-weight="bold" officeooo:paragraph-rsid="0009bc0e" style:font-weight-asian="bold" style:font-weight-complex="bold"/>
    </style:style>
    <style:style style:name="P43" style:family="paragraph" style:parent-style-name="Text_20_body">
      <style:text-properties fo:language="fr" fo:country="FR" fo:font-weight="bold" officeooo:rsid="000af697" officeooo:paragraph-rsid="0009bc0e" style:font-weight-asian="bold" style:font-weight-complex="bold"/>
    </style:style>
    <style:style style:name="P44" style:family="paragraph" style:parent-style-name="Text_20_body">
      <style:text-properties fo:language="fr" fo:country="FR" fo:font-weight="normal" officeooo:paragraph-rsid="0009bc0e" style:font-weight-asian="normal" style:font-weight-complex="normal"/>
    </style:style>
    <style:style style:name="P45" style:family="paragraph" style:parent-style-name="Text_20_body">
      <style:text-properties fo:language="fr" fo:country="FR" fo:font-weight="normal" officeooo:rsid="000ba161" officeooo:paragraph-rsid="000ba161" style:font-weight-asian="normal" style:font-weight-complex="normal"/>
    </style:style>
    <style:style style:name="P46" style:family="paragraph" style:parent-style-name="Text_20_body">
      <style:text-properties fo:language="fr" fo:country="FR" officeooo:paragraph-rsid="0009bc0e"/>
    </style:style>
    <style:style style:name="P47" style:family="paragraph" style:parent-style-name="Text_20_body">
      <style:paragraph-properties fo:text-align="justify" style:justify-single-word="false"/>
      <style:text-properties fo:language="fr" fo:country="FR" officeooo:paragraph-rsid="0009bc0e"/>
    </style:style>
    <style:style style:name="P48" style:family="paragraph" style:parent-style-name="Text_20_body">
      <style:text-properties officeooo:paragraph-rsid="000b96e9"/>
    </style:style>
    <style:style style:name="P49" style:family="paragraph" style:parent-style-name="Text_20_body">
      <style:text-properties style:font-name="arial" fo:font-size="12pt" fo:language="fr" fo:country="FR" fo:font-style="normal" fo:font-weight="normal" officeooo:rsid="000ba161" officeooo:paragraph-rsid="000ba161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Text_20_body">
      <style:text-properties officeooo:paragraph-rsid="00113e63"/>
    </style:style>
    <style:style style:name="P51" style:family="paragraph" style:parent-style-name="Title" style:master-page-name="">
      <style:paragraph-properties fo:margin-top="0.6cm" fo:margin-bottom="0.6cm" style:contextual-spacing="false" style:page-number="auto" style:shadow="none"/>
      <style:text-properties fo:color="#ffffff" fo:font-size="18pt" officeooo:rsid="0009bc0e" officeooo:paragraph-rsid="0009bc0e" style:font-size-asian="18pt" style:font-size-complex="18pt"/>
    </style:style>
    <style:style style:name="P52" style:family="paragraph" style:parent-style-name="Text_20_body" style:master-page-name="First_20_Page">
      <style:paragraph-properties style:page-number="auto"/>
    </style:style>
    <style:style style:name="P53" style:family="paragraph" style:parent-style-name="Text_20_body" style:list-style-name="L1">
      <style:text-properties officeooo:paragraph-rsid="0009bc0e"/>
    </style:style>
    <style:style style:name="P54" style:family="paragraph" style:parent-style-name="Text_20_body" style:list-style-name="L1">
      <style:text-properties officeooo:rsid="0009bc0e" officeooo:paragraph-rsid="0009bc0e"/>
    </style:style>
    <style:style style:name="P55" style:family="paragraph" style:parent-style-name="Text_20_body" style:list-style-name="L2">
      <style:paragraph-properties fo:text-align="justify" style:justify-single-word="false"/>
      <style:text-properties fo:language="fr" fo:country="FR" officeooo:paragraph-rsid="0009bc0e"/>
    </style:style>
    <style:style style:name="P56" style:family="paragraph" style:parent-style-name="Text_20_body">
      <style:paragraph-properties fo:text-align="justify" style:justify-single-word="false"/>
      <style:text-properties fo:language="fr" fo:country="FR" officeooo:rsid="00159ac6" officeooo:paragraph-rsid="00159ac6"/>
    </style:style>
    <style:style style:name="P57" style:family="paragraph" style:parent-style-name="Text_20_body" style:list-style-name="L3">
      <style:text-properties fo:language="fr" fo:country="FR" fo:font-weight="normal" officeooo:rsid="000b96e9" officeooo:paragraph-rsid="000b96e9" style:font-weight-asian="normal" style:font-weight-complex="normal"/>
    </style:style>
    <style:style style:name="P58" style:family="paragraph" style:parent-style-name="Text_20_body" style:list-style-name="L4">
      <style:text-properties fo:language="fr" fo:country="FR" fo:font-weight="normal" officeooo:rsid="00113e63" officeooo:paragraph-rsid="00113e63" style:font-weight-asian="normal" style:font-weight-complex="normal"/>
    </style:style>
    <style:style style:name="P59" style:family="paragraph" style:parent-style-name="Text_20_body" style:list-style-name="L5">
      <style:text-properties officeooo:paragraph-rsid="000ba161"/>
    </style:style>
    <style:style style:name="P60" style:family="paragraph" style:parent-style-name="Text_20_body" style:list-style-name="L5">
      <style:text-properties style:font-name="arial" fo:font-size="12pt" fo:language="fr" fo:country="FR" fo:font-style="normal" fo:font-weight="normal" officeooo:rsid="000ba161" officeooo:paragraph-rsid="000ba161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Heading_20_2">
      <style:text-properties officeooo:rsid="0009bc0e" officeooo:paragraph-rsid="0009bc0e"/>
    </style:style>
    <style:style style:name="P62" style:family="paragraph" style:parent-style-name="Heading_20_2">
      <style:text-properties officeooo:rsid="000b96e9" officeooo:paragraph-rsid="000b96e9"/>
    </style:style>
    <style:style style:name="P63" style:family="paragraph" style:parent-style-name="Heading_20_1" style:master-page-name="Standard">
      <style:paragraph-properties style:page-number="auto"/>
      <style:text-properties officeooo:rsid="0009bc0e" officeooo:paragraph-rsid="0009bc0e"/>
    </style:style>
    <style:style style:name="P64" style:family="paragraph" style:parent-style-name="Contents_20_Heading">
      <style:paragraph-properties fo:break-before="page"/>
    </style:style>
    <style:style style:name="P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7" style:family="paragraph" style:parent-style-name="Titre_20_prélude" style:master-page-name="Standard">
      <style:paragraph-properties style:page-number="auto"/>
    </style:style>
    <style:style style:name="P68" style:family="paragraph">
      <style:paragraph-properties fo:text-align="center"/>
    </style:style>
    <style:style style:name="T1" style:family="text">
      <style:text-properties fo:font-variant="small-caps"/>
    </style:style>
    <style:style style:name="T2" style:family="text">
      <style:text-properties fo:font-variant="small-caps" officeooo:rsid="000eeee0"/>
    </style:style>
    <style:style style:name="T3" style:family="text">
      <style:text-properties officeooo:rsid="0009bc0e"/>
    </style:style>
    <style:style style:name="T4" style:family="text">
      <style:text-properties fo:language="fr" fo:country="FR"/>
    </style:style>
    <style:style style:name="T5" style:family="text">
      <style:text-properties fo:language="fr" fo:country="FR" fo:font-weight="bold" style:font-weight-asian="bold" style:font-weight-complex="bold"/>
    </style:style>
    <style:style style:name="T6" style:family="text">
      <style:text-properties fo:language="fr" fo:country="FR" fo:font-weight="bold" officeooo:rsid="000af697" style:font-weight-asian="bold" style:font-weight-complex="bold"/>
    </style:style>
    <style:style style:name="T7" style:family="text">
      <style:text-properties fo:language="fr" fo:country="FR" fo:font-weight="bold" officeooo:rsid="000eeee0" style:font-weight-asian="bold" style:font-weight-complex="bold"/>
    </style:style>
    <style:style style:name="T8" style:family="text">
      <style:text-properties fo:language="fr" fo:country="FR" style:text-underline-style="none" fo:font-weight="normal" style:font-weight-asian="normal" style:font-weight-complex="normal"/>
    </style:style>
    <style:style style:name="T9" style:family="text">
      <style:text-properties fo:language="fr" fo:country="FR" style:text-underline-style="none" fo:font-weight="normal" officeooo:rsid="0009bc0e" style:font-weight-asian="normal" style:font-weight-complex="normal"/>
    </style:style>
    <style:style style:name="T10" style:family="text">
      <style:text-properties fo:language="fr" fo:country="FR" fo:font-weight="normal" style:font-weight-asian="normal" style:font-weight-complex="normal"/>
    </style:style>
    <style:style style:name="T11" style:family="text">
      <style:text-properties fo:language="fr" fo:country="FR" fo:font-weight="normal" officeooo:rsid="000b96e9" style:font-weight-asian="normal" style:font-weight-complex="normal"/>
    </style:style>
    <style:style style:name="T12" style:family="text">
      <style:text-properties fo:language="fr" fo:country="FR" fo:font-weight="normal" officeooo:rsid="000ba161" style:font-weight-asian="normal" style:font-weight-complex="normal"/>
    </style:style>
    <style:style style:name="T13" style:family="text">
      <style:text-properties fo:language="fr" fo:country="FR" fo:font-weight="normal" officeooo:rsid="00113e63" style:font-weight-asian="normal" style:font-weight-complex="normal"/>
    </style:style>
    <style:style style:name="T14" style:family="text">
      <style:text-properties officeooo:rsid="0020df51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af697" style:font-style-asian="normal" style:font-weight-asian="normal" style:font-style-complex="normal" style:font-weight-complex="normal"/>
    </style:style>
    <style:style style:name="T17" style:family="text">
      <style:text-properties officeooo:rsid="000b96e9"/>
    </style:style>
    <style:style style:name="T18" style:family="text">
      <style:text-properties officeooo:rsid="000ba161"/>
    </style:style>
    <style:style style:name="T19" style:family="text">
      <style:text-properties officeooo:rsid="000eeee0"/>
    </style:style>
    <style:style style:name="T20" style:family="text">
      <style:text-properties officeooo:rsid="00159ac6"/>
    </style:style>
    <style:style style:name="T21" style:family="text">
      <style:text-properties officeooo:rsid="00163bf9"/>
    </style:style>
    <style:style style:name="T22" style:family="text">
      <style:text-properties style:font-name="arial" fo:font-size="12pt" fo:language="fr" fo:country="FR" fo:font-style="normal" fo:font-weight="normal" officeooo:rsid="000ba161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officeooo:rsid="0017ad96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ge" style:horizontal-pos="from-left" style:horizontal-rel="page" fo:background-color="#006699" style:background-transparency="0%" fo:padding-left="4.001cm" fo:padding-right="0cm" fo:padding-top="0cm" fo:padding-bottom="0cm" fo:border-left="0.06pt solid #006699" fo:border-right="0.99pt solid #ffffff" fo:border-top="0.99pt solid #ffffff" fo:border-bottom="0.99pt solid #ffffff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6666" style:background-transparency="0%" fo:padding="0cm" fo:border-left="none" fo:border-right="none" fo:border-top="0.99pt solid #ffffff" fo:border-bottom="0.99pt solid #ffffff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background-color="#006699" style:background-transparency="100%" fo:padding-left="0cm" fo:padding-right="0cm" fo:padding-top="2cm" fo:padding-bottom="0cm" fo:border-left="0.99pt solid #ffffff" fo:border-right="none" fo:border-top="0.51pt solid #ff8080" fo:border-bottom="0.99pt solid #ffffff" style:shadow="none">
        <style:background-image/>
      </style:graphic-properties>
    </style:style>
    <style:style style:name="fr4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ge" style:horizontal-pos="center" style:horizontal-rel="page" fo:background-color="#006699" style:background-transparency="0%" fo:padding="0cm" fo:border-left="0.99pt solid #ffffff" fo:border-right="0.99pt solid #ffffff" fo:border-top="0.99pt solid #ffffff" fo:border-bottom="none" style:shadow="none">
        <style:background-image/>
        <style:columns fo:column-count="1" fo:column-gap="0cm"/>
      </style:graphic-properties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0.99pt solid #ffffff" style:shadow="none">
        <style:background-image xlink:href="Pictures/10000201000004000000030058162FA2.png" xlink:type="simple" xlink:actuate="onLoad" style:repeat="stretch" draw:opacity="100%"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ffff" draw:fill-color="#ff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ffffff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106">
      <number:year number:style="long"/>
    </number:date-style>
  </office:automatic-styles>
  <office:body>
    <office:text text:use-soft-page-breaks="true">
      <text:variable-decls>
        <text:variable-decl office:value-type="string" text:name="Référence"/>
        <text:variable-decl office:value-type="string" text:name="Prestataire"/>
        <text:variable-decl office:value-type="string" text:name="Cli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_couverture_titre_principal" text:anchor-type="page" text:anchor-page-number="1" svg:x="0cm" svg:y="7.001cm" svg:width="17cm" svg:height="2cm" draw:z-index="2">
        <draw:text-box>
          <text:p text:style-name="P7"><text:title>Demande de prestation d'AMO</text:title></text:p>
        </draw:text-box>
      </draw:frame>
      <draw:frame draw:style-name="fr2" draw:name="Cadre2" text:anchor-type="page" text:anchor-page-number="1" svg:x="14cm" svg:y="22.699cm" svg:width="7.001cm" svg:height="5.001cm" draw:z-index="3">
        <draw:text-box>
          <text:p text:style-name="P4"><text:variable-set text:name="Client" office:value-type="string">Garmir Khatch</text:variable-set> - <text:variable-set text:name="Prestataire" office:value-type="string">AmuFsi2014B</text:variable-set></text:p>
          <text:p text:style-name="P5">Référence : <text:variable-set text:name="Référence" office:value-type="string">GK-AF2014B-AMO-CR-001</text:variable-set></text:p>
          <text:p text:style-name="P5">Date : <text:date style:data-style-name="N84" text:date-value="2014-02-16T13:59:52">2014-02-16</text:date></text:p>
          <text:p text:style-name="P5">Version : <text:span text:style-name="T23">1.2</text:span></text:p>
        </draw:text-box>
      </draw:frame>
      <draw:frame draw:style-name="fr3" draw:name="Cadre_couverture_date" text:anchor-type="page" text:anchor-page-number="1" svg:x="14.3cm" svg:y="0cm" svg:width="6.699cm" svg:height="4.001cm" draw:z-index="5">
        <draw:text-box>
          <text:p text:style-name="P6"><text:date style:data-style-name="N106" text:date-value="2014-02-16T13:59:52">2014</text:date></text:p>
        </draw:text-box>
      </draw:frame>
      <draw:frame draw:style-name="fr4" draw:name="Cadre4" text:anchor-type="page" text:anchor-page-number="1" svg:y="20.699cm" svg:width="13cm" svg:height="2cm" draw:z-index="6">
        <draw:text-box>
          <text:p text:style-name="P51">Plan d'assurance qualité</text:p>
        </draw:text-box>
      </draw:frame>
      <draw:frame draw:style-name="fr5" draw:name="Cadre5" text:anchor-type="page" text:anchor-page-number="1" svg:x="4.001cm" svg:y="9.999cm" svg:width="13cm" svg:height="9.7cm" draw:z-index="7">
        <draw:text-box>
          <text:p text:style-name="Frame_20_contents"/>
        </draw:text-box>
      </draw:frame>
      <draw:line text:anchor-type="page" text:anchor-page-number="1" draw:z-index="1" draw:style-name="gr2" draw:text-style-name="P68" svg:x1="14.301cm" svg:y1="20.702cm" svg:x2="14.35cm" svg:y2="7.001cm">
        <text:p/>
      </draw:line>
      <draw:line text:anchor-type="page" text:anchor-page-number="1" draw:z-index="4" draw:style-name="gr2" draw:text-style-name="P68" svg:x1="14.3cm" svg:y1="29.701cm" svg:x2="14.304cm" svg:y2="27.7cm">
        <text:p/>
      </draw:line>
      <text:p text:style-name="P52"><draw:rect text:anchor-type="paragraph" draw:z-index="0" draw:style-name="gr1" draw:text-style-name="P68" svg:width="7.002cm" svg:height="29.701cm" svg:x="11.998cm" svg:y="-2cm"><text:p/></draw:rect></text:p>
      <text:p text:style-name="P67"><text:bookmark-start text:name="__RefHeading__1463_435481345"/>Historique des modifications<text:bookmark-end text:name="__RefHeading__1463_435481345"/>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row>
          <table:table-cell table:style-name="Tableau1.A1" office:value-type="string">
            <text:p text:style-name="P10">Version</text:p>
          </table:table-cell>
          <table:table-cell table:style-name="Tableau1.A1" office:value-type="string">
            <text:p text:style-name="P10">Date</text:p>
          </table:table-cell>
          <table:table-cell table:style-name="Tableau1.A1" office:value-type="string">
            <text:p text:style-name="P10">Auteur</text:p>
          </table:table-cell>
          <table:table-cell table:style-name="Tableau1.D1" office:value-type="string">
            <text:p text:style-name="P10">Sujet de la modification</text:p>
          </table:table-cell>
        </table:table-row>
        <table:table-row>
          <table:table-cell table:style-name="Tableau1.A2" office:value-type="string">
            <text:p text:style-name="P15">1.0</text:p>
          </table:table-cell>
          <table:table-cell table:style-name="Tableau1.A2" office:value-type="string">
            <text:p text:style-name="P15">2014-02-<text:span text:style-name="T3">13</text:span></text:p>
          </table:table-cell>
          <table:table-cell table:style-name="Tableau1.C2" office:value-type="string">
            <text:p text:style-name="P33"><text:span text:style-name="T1">Pachy</text:span> Ravi</text:p>
          </table:table-cell>
          <table:table-cell table:style-name="Tableau1.D2" office:value-type="string">
            <text:p text:style-name="P31">Création du document</text:p>
          </table:table-cell>
        </table:table-row>
        <table:table-row>
          <table:table-cell table:style-name="Tableau1.A2" office:value-type="string">
            <text:p text:style-name="P25">1.1</text:p>
          </table:table-cell>
          <table:table-cell table:style-name="Tableau1.A2" office:value-type="string">
            <text:p text:style-name="P25">2014-02-14</text:p>
          </table:table-cell>
          <table:table-cell table:style-name="Tableau1.C3" office:value-type="string">
            <text:p text:style-name="P34"><text:span text:style-name="T2">Pachy</text:span><text:span text:style-name="T19"> Ravi</text:span></text:p>
          </table:table-cell>
          <table:table-cell table:style-name="Tableau1.D3" office:value-type="string">
            <text:p text:style-name="P35">Ajout et corrections</text:p>
          </table:table-cell>
        </table:table-row>
        <table:table-row>
          <table:table-cell table:style-name="Tableau1.A2" office:value-type="string">
            <text:p text:style-name="P29">1.2</text:p>
          </table:table-cell>
          <table:table-cell table:style-name="Tableau1.A2" office:value-type="string">
            <text:p text:style-name="P29">2014-02-14</text:p>
          </table:table-cell>
          <table:table-cell table:style-name="Tableau1.C4" office:value-type="string">
            <text:p text:style-name="P34"><text:span text:style-name="T2">Pachy</text:span><text:span text:style-name="T19"> Ravi</text:span></text:p>
          </table:table-cell>
          <table:table-cell table:style-name="Tableau1.D4" office:value-type="string">
            <text:p text:style-name="P36">Ajout d'abréviations <text:span text:style-name="T21">&amp; complétion de la section « Réunions »</text:span></text:p>
          </table:table-cell>
        </table:table-row>
      </table:table>
      <text:p text:style-name="Titre_20_prélude">Approbation</text:p>
      <table:table table:name="Tableau4" table:style-name="Tableau4">
        <table:table-column table:style-name="Tableau4.A" table:number-columns-repeated="2"/>
        <table:table-column table:style-name="Tableau4.C"/>
        <table:table-row>
          <table:table-cell table:style-name="Tableau4.A1" office:value-type="string">
            <text:p text:style-name="P10">Version</text:p>
          </table:table-cell>
          <table:table-cell table:style-name="Tableau4.A1" office:value-type="string">
            <text:p text:style-name="P10">Date</text:p>
          </table:table-cell>
          <table:table-cell table:style-name="Tableau4.C1" office:value-type="string">
            <text:p text:style-name="P10">Acteur(s)</text:p>
          </table:table-cell>
        </table:table-row>
        <table:table-row>
          <table:table-cell table:style-name="Tableau4.A2" office:value-type="string">
            <text:p text:style-name="P15">1.<text:span text:style-name="T3">0</text:span></text:p>
          </table:table-cell>
          <table:table-cell table:style-name="Tableau4.A2" office:value-type="string">
            <text:p text:style-name="P15">2014-02-1<text:span text:style-name="T3">3</text:span></text:p>
          </table:table-cell>
          <table:table-cell table:style-name="Tableau4.C2" office:value-type="string">
            <text:p text:style-name="P33"><text:span text:style-name="T1">Balde</text:span> Ibrahima Sory</text:p>
            <text:p text:style-name="P33"><text:span text:style-name="T1">Cadon</text:span> Mehdi-Jonathan</text:p>
            <text:p text:style-name="P32"><text:span text:style-name="T1">Toure</text:span> Aouha Khady</text:p>
          </table:table-cell>
        </table:table-row>
      </table:table>
      <text:p text:style-name="Titre_20_prélude">Validation</text:p>
      <table:table table:name="Tableau6" table:style-name="Tableau6">
        <table:table-column table:style-name="Tableau6.A" table:number-columns-repeated="2"/>
        <table:table-column table:style-name="Tableau6.C"/>
        <table:table-row>
          <table:table-cell table:style-name="Tableau6.A1" office:value-type="string">
            <text:p text:style-name="P10">Version</text:p>
          </table:table-cell>
          <table:table-cell table:style-name="Tableau6.A1" office:value-type="string">
            <text:p text:style-name="P10">Date</text:p>
          </table:table-cell>
          <table:table-cell table:style-name="Tableau6.C1" office:value-type="string">
            <text:p text:style-name="P10">Acteur(s)</text:p>
          </table:table-cell>
        </table:table-row>
        <table:table-row>
          <table:table-cell table:style-name="Tableau6.A2" office:value-type="string">
            <text:p text:style-name="P15">1.<text:span text:style-name="T3">0</text:span></text:p>
          </table:table-cell>
          <table:table-cell table:style-name="Tableau6.A2" office:value-type="string">
            <text:p text:style-name="P25">2014-02-14</text:p>
          </table:table-cell>
          <table:table-cell table:style-name="Tableau6.C2" office:value-type="string">
            <text:p text:style-name="P9"><text:span text:style-name="T2">Agopian</text:span><text:span text:style-name="T19"> Roland</text:span></text:p>
          </table:table-cell>
        </table:table-row>
      </table:table>
      <text:p text:style-name="Titre_20_prélude"><text:bookmark-start text:name="__RefHeading__2108_435481345"/>Contacts<text:bookmark-end text:name="__RefHeading__2108_435481345"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">Nom &amp; prénom(s)</text:p>
          </table:table-cell>
          <table:table-cell table:style-name="Tableau2.B1" office:value-type="string">
            <text:p text:style-name="P10">E-mail(s)</text:p>
          </table:table-cell>
        </table:table-row>
        <table:table-row>
          <table:table-cell table:style-name="Tableau2.A2" office:value-type="string">
            <text:p text:style-name="P8"><text:span text:style-name="T1">Agopian</text:span> Roland</text:p>
          </table:table-cell>
          <table:table-cell table:style-name="Tableau2.B2" office:value-type="string">
            <text:p text:style-name="P8">roland.agopian@univ-amu.fr</text:p>
          </table:table-cell>
        </table:table-row>
        <table:table-row>
          <table:table-cell table:style-name="Tableau2.A3" office:value-type="string">
            <text:p text:style-name="P8"><text:span text:style-name="T1">Balde</text:span> Ibrahima Sory</text:p>
          </table:table-cell>
          <table:table-cell table:style-name="Tableau2.B6" office:value-type="string">
            <text:p text:style-name="P8">ibbaldes@yahoo.fr</text:p>
          </table:table-cell>
        </table:table-row>
        <table:table-row>
          <table:table-cell table:style-name="Tableau2.A3" office:value-type="string">
            <text:p text:style-name="P8"><text:span text:style-name="T1">Cadon</text:span> Mehdi-Jonathan</text:p>
          </table:table-cell>
          <table:table-cell table:style-name="Tableau2.B6" office:value-type="string">
            <text:p text:style-name="P8">mehdi-jonathan@hotmail.fr</text:p>
          </table:table-cell>
        </table:table-row>
        <table:table-row>
          <table:table-cell table:style-name="Tableau2.A6" office:value-type="string">
            <text:p text:style-name="P15"><text:span text:style-name="T1">Pachy</text:span> Ravi</text:p>
          </table:table-cell>
          <table:table-cell table:style-name="Tableau2.B6" office:value-type="string">
            <text:p text:style-name="P8">pachy.ravi@gmail.com</text:p>
          </table:table-cell>
        </table:table-row>
        <table:table-row>
          <table:table-cell table:style-name="Tableau2.A6" office:value-type="string">
            <text:p text:style-name="P15"><text:span text:style-name="T1">Toure</text:span> Ahoua Khady</text:p>
          </table:table-cell>
          <table:table-cell table:style-name="Tableau2.B6" office:value-type="string">
            <text:p text:style-name="P8">takamor91@yahoo.fr</text:p>
          </table:table-cell>
        </table:table-row>
      </table:table>
      <text:p text:style-name="Text_20_body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2_Head">
            <text:p text:style-name="P64">Table des matières</text:p>
          </text:index-title>
          <text:p text:style-name="P65"><text:a xlink:type="simple" xlink:href="#__RefHeading__742_573458206" text:style-name="Internet_20_link" text:visited-style-name="Internet_20_link">1. Introduction<text:tab/>4</text:a></text:p>
          <text:p text:style-name="P65"><text:a xlink:type="simple" xlink:href="#__RefHeading__1447_1258569163" text:style-name="Internet_20_link" text:visited-style-name="Internet_20_link">2. Structure du projet<text:tab/>4</text:a></text:p>
          <text:p text:style-name="P65"><text:a xlink:type="simple" xlink:href="#__RefHeading__1449_1258569163" text:style-name="Internet_20_link" text:visited-style-name="Internet_20_link">3. Organisation et suivi du projet<text:tab/>4</text:a></text:p>
          <text:p text:style-name="P66"><text:a xlink:type="simple" xlink:href="#__RefHeading__1451_1258569163" text:style-name="Internet_20_link" text:visited-style-name="Internet_20_link">3.1. Acteurs<text:tab/>4</text:a></text:p>
          <text:p text:style-name="P66"><text:a xlink:type="simple" xlink:href="#__RefHeading__1453_1258569163" text:style-name="Internet_20_link" text:visited-style-name="Internet_20_link">3.2. Méthodologie de gestion du projet<text:tab/>4</text:a></text:p>
          <text:p text:style-name="P66"><text:a xlink:type="simple" xlink:href="#__RefHeading__1455_1258569163" text:style-name="Internet_20_link" text:visited-style-name="Internet_20_link">3.3. Les réunions<text:tab/>5</text:a></text:p>
          <text:p text:style-name="P66"><text:a xlink:type="simple" xlink:href="#__RefHeading__1457_1258569163" text:style-name="Internet_20_link" text:visited-style-name="Internet_20_link">3.4. Les outils de travail<text:tab/>5</text:a></text:p>
          <text:p text:style-name="P65"><text:a xlink:type="simple" xlink:href="#__RefHeading__1463_1258569163" text:style-name="Internet_20_link" text:visited-style-name="Internet_20_link">4. Abréviations<text:tab/>6</text:a></text:p>
          <text:p text:style-name="P65"><text:a xlink:type="simple" xlink:href="#__RefHeading__1467_1258569163" text:style-name="Internet_20_link" text:visited-style-name="Internet_20_link">5. Gestion de la documentation<text:tab/>6</text:a></text:p>
          <text:p text:style-name="P66"><text:a xlink:type="simple" xlink:href="#__RefHeading__1469_1258569163" text:style-name="Internet_20_link" text:visited-style-name="Internet_20_link">5.1. Structure des documents<text:tab/>6</text:a></text:p>
          <text:p text:style-name="P66"><text:a xlink:type="simple" xlink:href="#__RefHeading__1471_1258569163" text:style-name="Internet_20_link" text:visited-style-name="Internet_20_link">5.2. Nomenclature<text:tab/>7</text:a></text:p>
          <text:p text:style-name="P66"><text:a xlink:type="simple" xlink:href="#__RefHeading__1473_1258569163" text:style-name="Internet_20_link" text:visited-style-name="Internet_20_link">5.3. Arborescence des fichiers<text:tab/>7</text:a></text:p>
        </text:index-body>
      </text:table-of-content>
      <text:p text:style-name="Text_20_body"/>
      <text:h text:style-name="P63" text:outline-level="1"><text:bookmark-start text:name="__RefHeading__742_573458206"/>Introduction<text:bookmark-end text:name="__RefHeading__742_573458206"/></text:h>
      <text:p text:style-name="P39">Ce document <text:span text:style-name="T3">présente le plan d'assurance qualité relatif à la rédaction du cahier des charges</text:span> <text:span text:style-name="T3">l'</text:span>assistance à maîtrise d'ouvrage <text:variable-get text:name="Prestataire">AmuFsi2014B</text:variable-get> <text:span text:style-name="T3">pour</text:span> <text:variable-get text:name="Client">Garmir Khatch</text:variable-get>.</text:p>
      <text:p text:style-name="P37">Ce document définit donc les méthodes, l'organisation et les éléments permettant d'assurer et de contrôler la qualité du projet.</text:p>
      <text:h text:style-name="Heading_20_1" text:outline-level="1"><text:bookmark-start text:name="__RefHeading__1447_1258569163"/>Structure du projet<text:bookmark-end text:name="__RefHeading__1447_1258569163"/></text:h>
      <text:p text:style-name="P39">L'ensemble des documents produits durant le projet sera composé de :</text:p>
      <text:list xml:id="list4156551539103629299" text:style-name="L1">
        <text:list-item>
          <text:p text:style-name="P53">Le Plan d'Assurance Qualité</text:p>
        </text:list-item>
        <text:list-item>
          <text:p text:style-name="P54">Le cahier des charges</text:p>
        </text:list-item>
        <text:list-item>
          <text:p text:style-name="P53">Les comptes rendus de réunions</text:p>
        </text:list-item>
        <text:list-item>
          <text:p text:style-name="P53">Les <text:span text:style-name="T3">diagrammes de Gantt prévisionnels et effectifs</text:span></text:p>
        </text:list-item>
      </text:list>
      <text:h text:style-name="Heading_20_1" text:outline-level="1"><text:bookmark-start text:name="__RefHeading__1449_1258569163"/>Organisation et suivi du projet<text:bookmark-end text:name="__RefHeading__1449_1258569163"/></text:h>
      <text:h text:style-name="P61" text:outline-level="2"><text:bookmark-start text:name="__RefHeading__1451_1258569163"/>Acteurs<text:bookmark-end text:name="__RefHeading__1451_1258569163"/></text:h>
      <table:table table:name="Tableau18" table:style-name="Tableau18">
        <table:table-column table:style-name="Tableau18.A" table:number-columns-repeated="2"/>
        <table:table-column table:style-name="Tableau18.C"/>
        <table:table-row>
          <table:table-cell table:style-name="Tableau18.A1" office:value-type="string">
            <text:p text:style-name="P11">Nom &amp; prénom(s)</text:p>
          </table:table-cell>
          <table:table-cell table:style-name="Tableau18.A1" office:value-type="string">
            <text:p text:style-name="P12">Rôle</text:p>
          </table:table-cell>
          <table:table-cell table:style-name="Tableau18.C1" office:value-type="string">
            <text:p text:style-name="P12">Contact</text:p>
          </table:table-cell>
        </table:table-row>
        <table:table-row>
          <table:table-cell table:style-name="Tableau18.A2" office:value-type="string">
            <text:p text:style-name="P13"><text:span text:style-name="T1">Agopian</text:span> Roland</text:p>
          </table:table-cell>
          <table:table-cell table:style-name="Tableau18.A2" office:value-type="string">
            <text:p text:style-name="P14">Client</text:p>
          </table:table-cell>
          <table:table-cell table:style-name="Tableau18.C2" office:value-type="string">
            <text:p text:style-name="P13">roland.agopian@univ-amu.fr</text:p>
          </table:table-cell>
        </table:table-row>
        <table:table-row>
          <table:table-cell table:style-name="Tableau18.A3" office:value-type="string">
            <text:p text:style-name="P13"><text:span text:style-name="T1">Balde</text:span> Ibrahima Sory</text:p>
          </table:table-cell>
          <table:table-cell table:style-name="Tableau18.A3" table:number-rows-spanned="4" office:value-type="string">
            <text:p text:style-name="P14">Assistance à maîtrise d'ouvrage</text:p>
          </table:table-cell>
          <table:table-cell table:style-name="Tableau18.C3" office:value-type="string">
            <text:p text:style-name="P13">ibbaldes@yahoo.fr</text:p>
          </table:table-cell>
        </table:table-row>
        <table:table-row>
          <table:table-cell table:style-name="Tableau18.A3" office:value-type="string">
            <text:p text:style-name="P13"><text:span text:style-name="T1">Cadon</text:span> Mehdi-Jonathan</text:p>
          </table:table-cell>
          <table:covered-table-cell/>
          <table:table-cell table:style-name="Tableau18.C4" office:value-type="string">
            <text:p text:style-name="P13">mehdi-jonathan@hotmail.fr</text:p>
          </table:table-cell>
        </table:table-row>
        <table:table-row>
          <table:table-cell table:style-name="Tableau18.A6" office:value-type="string">
            <text:p text:style-name="P18"><text:span text:style-name="T1">Pachy</text:span> Ravi</text:p>
          </table:table-cell>
          <table:covered-table-cell/>
          <table:table-cell table:style-name="Tableau18.C5" office:value-type="string">
            <text:p text:style-name="P13">pachy.ravi@gmail.com</text:p>
          </table:table-cell>
        </table:table-row>
        <table:table-row>
          <table:table-cell table:style-name="Tableau18.A6" office:value-type="string">
            <text:p text:style-name="P18"><text:span text:style-name="T1">Toure</text:span> Ahoua Khady</text:p>
          </table:table-cell>
          <table:covered-table-cell/>
          <table:table-cell table:style-name="Tableau18.C6" office:value-type="string">
            <text:p text:style-name="P13">takamor91@yahoo.fr</text:p>
          </table:table-cell>
        </table:table-row>
      </table:table>
      <text:h text:style-name="Heading_20_2" text:outline-level="2"><text:bookmark-start text:name="__RefHeading__1453_1258569163"/><text:span text:style-name="T3">M</text:span>éthodologie de gestion du projet<text:bookmark-end text:name="__RefHeading__1453_1258569163"/></text:h>
      <text:p text:style-name="P40">La méthodologie de gestion du projet <text:span text:style-name="T3">d'assistance à maîtrise d'ouvrage pour la rédaction du cahier des charegs</text:span><text:span text:style-name="T4"> est un cycle de vie en spirale, dont les principes sont :</text:span></text:p>
      <text:list xml:id="list1561609553068737982" text:style-name="L2">
        <text:list-item>
          <text:p text:style-name="P55">Le représentant de la société cliente, <text:span text:style-name="T3">M. Agopian,</text:span> est joignable par e-mail, de plus, des réunions hebdomadaires sont planifiées jusqu'à la livraison finale <text:span text:style-name="T3">tous les vendredi matin sur le campus de Saint Charles en salle CH301</text:span>.</text:p>
        </text:list-item>
        <text:list-item>
          <text:p text:style-name="P55"><text:soft-page-break/>Les présentations de l'avancement de l'application sont fréquentes et se déroulent pendant les réunions avec le représentant de la société.</text:p>
        </text:list-item>
      </text:list>
      <text:p text:style-name="P47">Afin de favoriser le partage des connaissances entre chaque membre du groupe, les différentes tâches seront effectu<text:span text:style-name="T3">ées principalement </text:span>en binôme. La composition de chaque binôme <text:span text:style-name="T3">variera en fonction des tâches à réaliser et des savoir-faire de chacun</text:span>.</text:p>
      <text:p text:style-name="P56">Une fois qu'une tâche est terminée, si celle-ci a une suite logique alors il incombe aux prédécesseurs de prévenir les successeurs.</text:p>
      <text:h text:style-name="Heading_20_2" text:outline-level="2"><text:bookmark-start text:name="__RefHeading__1455_1258569163"/>Les réunions<text:bookmark-end text:name="__RefHeading__1455_1258569163"/></text:h>
      <text:p text:style-name="P40"><text:span text:style-name="T5">Réunions internes <text:s/></text:span><text:span text:style-name="T8">Des réunions internes </text:span><text:span text:style-name="T9">bi</text:span><text:span text:style-name="T8">hebdomadaires sont organisées afin de garantir une bonne coordination de l'équipe de développement.</text:span></text:p>
      <text:p text:style-name="P41">Durant ces réunions l'ensemble des membres de l'équipe de développement est présent.</text:p>
      <text:p text:style-name="P40"><text:span text:style-name="T5">Réunions externes <text:s/></text:span><text:span text:style-name="T10">Des réunions externes hebdomadaires sont organisées avec le représentant de la société afin de garantir une réactivité optimale concernant ses attentes et ses besoins.</text:span></text:p>
      <text:p text:style-name="P41">Durant ces réunions l'ensemble des membres de l'équipe de développement est présent.</text:p>
      <text:p text:style-name="P41">Les réunions externes donnent lieu à la rédaction d'un compte rendu <text:span text:style-name="T20">qui contiendra la liste exhaustive des tâches à réaliser, et</text:span> <text:span text:style-name="T3">qui sera remis au client au plus un jour ouvrable suivant la réunion.</text:span></text:p>
      <text:h text:style-name="Heading_20_2" text:outline-level="2"><text:bookmark-start text:name="__RefHeading__1457_1258569163"/>Les outils de travail<text:bookmark-end text:name="__RefHeading__1457_1258569163"/></text:h>
      <text:p text:style-name="P46">Afin d'éviter des problèmes d’incompatibilité, les outils suivants s<text:span text:style-name="T18">er</text:span>ont utilisés :</text:p>
      <text:p text:style-name="P42">Systèmes d'exploitation :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9">NOM</text:p>
          </table:table-cell>
          <table:table-cell table:style-name="Tableau7.A1" office:value-type="string">
            <text:p text:style-name="P19">VERSION</text:p>
          </table:table-cell>
          <table:table-cell table:style-name="Tableau7.C1" office:value-type="string">
            <text:p text:style-name="P19">URL</text:p>
          </table:table-cell>
        </table:table-row>
        <table:table-row>
          <table:table-cell table:style-name="Tableau7.A2" office:value-type="string">
            <text:p text:style-name="Table_20_Contents"><text:span text:style-name="T14">GNU/</text:span>Linux</text:p>
          </table:table-cell>
          <table:table-cell table:style-name="Tableau7.B2" office:value-type="string">
            <text:p text:style-name="Table_20_Contents">Ubuntu 12.04 LTS</text:p>
          </table:table-cell>
          <table:table-cell table:style-name="Tableau7.C2" office:value-type="string">
            <text:p text:style-name="Table_20_Contents">www.ubuntu.fr</text:p>
          </table:table-cell>
        </table:table-row>
        <table:table-row>
          <table:table-cell table:style-name="Tableau7.A3" office:value-type="string">
            <text:p text:style-name="Table_20_Contents"><text:span text:style-name="T14">GNU/</text:span>Linux</text:p>
          </table:table-cell>
          <table:table-cell table:style-name="Tableau7.B3" office:value-type="string">
            <text:p text:style-name="P22">Debian</text:p>
          </table:table-cell>
          <table:table-cell table:style-name="Tableau7.C3" office:value-type="string">
            <text:p text:style-name="Table_20_Contents"><text:span text:style-name="Citation"><text:span text:style-name="T15">www.debian.org</text:span></text:span></text:p>
          </table:table-cell>
        </table:table-row>
        <table:table-row>
          <table:table-cell table:style-name="Tableau7.A4" office:value-type="string">
            <text:p text:style-name="P27">Windows</text:p>
          </table:table-cell>
          <table:table-cell table:style-name="Tableau7.B4" office:value-type="string">
            <text:p text:style-name="P27">7</text:p>
          </table:table-cell>
          <table:table-cell table:style-name="Tableau7.C4" office:value-type="string">
            <text:p text:style-name="P27">www.microdoft.com</text:p>
          </table:table-cell>
        </table:table-row>
      </table:table>
      <text:p text:style-name="P42"/>
      <text:p text:style-name="P39"><text:span text:style-name="T5">Planification </text:span><text:span text:style-name="T7">&amp; liste des tâches</text:span><text:span text:style-name="T5"> </text:span><text:span text:style-name="T10">: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>
          <table:table-cell table:style-name="Tableau15.A1" office:value-type="string">
            <text:p text:style-name="P20">NOM</text:p>
          </table:table-cell>
          <table:table-cell table:style-name="Tableau15.A1" office:value-type="string">
            <text:p text:style-name="P20">VERSION</text:p>
          </table:table-cell>
          <table:table-cell table:style-name="Tableau15.C1" office:value-type="string">
            <text:p text:style-name="P20">URL</text:p>
          </table:table-cell>
        </table:table-row>
        <text:soft-page-break/>
        <table:table-row>
          <table:table-cell table:style-name="Tableau15.A2" office:value-type="string">
            <text:p text:style-name="P26">Libreoffice Calc</text:p>
          </table:table-cell>
          <table:table-cell table:style-name="Tableau15.B2" office:value-type="string">
            <text:p text:style-name="P26">3.6.7.2</text:p>
          </table:table-cell>
          <table:table-cell table:style-name="Tableau15.C2" office:value-type="string">
            <text:p text:style-name="P17"><text:span text:style-name="Citation"><text:span text:style-name="T16">https://fr.libreoffice.org/‎</text:span></text:span></text:p>
          </table:table-cell>
        </table:table-row>
      </table:table>
      <text:p text:style-name="P42"/>
      <text:p text:style-name="P39"><text:span text:style-name="T6">Partage des fichiers</text:span><text:span text:style-name="T10"> : 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20">NOM</text:p>
          </table:table-cell>
          <table:table-cell table:style-name="Tableau8.A1" office:value-type="string">
            <text:p text:style-name="P20">VERSION</text:p>
          </table:table-cell>
          <table:table-cell table:style-name="Tableau8.C1" office:value-type="string">
            <text:p text:style-name="P20">URL</text:p>
          </table:table-cell>
        </table:table-row>
        <table:table-row>
          <table:table-cell table:style-name="Tableau8.A2" office:value-type="string">
            <text:p text:style-name="P23">Github</text:p>
          </table:table-cell>
          <table:table-cell table:style-name="Tableau8.B2" office:value-type="string">
            <text:p text:style-name="P23">1.7.9.5</text:p>
          </table:table-cell>
          <table:table-cell table:style-name="Tableau8.C2" office:value-type="string">
            <text:p text:style-name="P16"><text:span text:style-name="Citation"><text:span text:style-name="T16">https://github.com/raviluminy/gk</text:span></text:span></text:p>
          </table:table-cell>
        </table:table-row>
      </table:table>
      <text:p text:style-name="P38"/>
      <text:p text:style-name="P43">Rédaction de documents :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20">NOM</text:p>
          </table:table-cell>
          <table:table-cell table:style-name="Tableau9.A1" office:value-type="string">
            <text:p text:style-name="P20">VERSION</text:p>
          </table:table-cell>
          <table:table-cell table:style-name="Tableau9.C1" office:value-type="string">
            <text:p text:style-name="P20">URL</text:p>
          </table:table-cell>
        </table:table-row>
        <table:table-row>
          <table:table-cell table:style-name="Tableau9.A2" office:value-type="string">
            <text:p text:style-name="P23">LibreOffice</text:p>
          </table:table-cell>
          <table:table-cell table:style-name="Tableau9.B2" office:value-type="string">
            <text:p text:style-name="P23">4.0.2.2</text:p>
          </table:table-cell>
          <table:table-cell table:style-name="Tableau9.C2" office:value-type="string">
            <text:p text:style-name="P16"><text:span text:style-name="Citation"><text:span text:style-name="T16">https://fr.libreoffice.org/‎</text:span></text:span></text:p>
          </table:table-cell>
        </table:table-row>
      </table:table>
      <text:h text:style-name="Heading_20_1" text:outline-level="1"><text:bookmark-start text:name="__RefHeading__1463_1258569163"/>Abréviations<text:bookmark-end text:name="__RefHeading__1463_1258569163"/>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21">Abréviation</text:p>
          </table:table-cell>
          <table:table-cell table:style-name="Tableau10.B1" office:value-type="string">
            <text:p text:style-name="P21">Sens</text:p>
          </table:table-cell>
        </table:table-row>
        <table:table-row>
          <table:table-cell table:style-name="Tableau10.A3" office:value-type="string">
            <text:p text:style-name="P23">AMO</text:p>
          </table:table-cell>
          <table:table-cell table:style-name="Tableau10.B3" office:value-type="string">
            <text:p text:style-name="P23">Assistance à maîtrise d'ouvrage</text:p>
          </table:table-cell>
        </table:table-row>
        <table:table-row>
          <table:table-cell table:style-name="Tableau10.A3" office:value-type="string">
            <text:p text:style-name="P23">CDC</text:p>
          </table:table-cell>
          <table:table-cell table:style-name="Tableau10.B3" office:value-type="string">
            <text:p text:style-name="P23">Cahier des charges</text:p>
          </table:table-cell>
        </table:table-row>
        <table:table-row>
          <table:table-cell table:style-name="Tableau10.A7" office:value-type="string">
            <text:p text:style-name="P23">CR</text:p>
          </table:table-cell>
          <table:table-cell table:style-name="Tableau10.B7" office:value-type="string">
            <text:p text:style-name="P23">Compte-rendu</text:p>
          </table:table-cell>
        </table:table-row>
        <table:table-row>
          <table:table-cell table:style-name="Tableau10.A7" office:value-type="string">
            <text:p text:style-name="P30">Go</text:p>
          </table:table-cell>
          <table:table-cell table:style-name="Tableau10.B7" office:value-type="string">
            <text:p text:style-name="P30">Giga-octet</text:p>
          </table:table-cell>
        </table:table-row>
        <table:table-row>
          <table:table-cell table:style-name="Tableau10.A7" office:value-type="string">
            <text:p text:style-name="P28">LT</text:p>
          </table:table-cell>
          <table:table-cell table:style-name="Tableau10.B7" office:value-type="string">
            <text:p text:style-name="P28">Liste des tâches</text:p>
          </table:table-cell>
        </table:table-row>
        <table:table-row>
          <table:table-cell table:style-name="Tableau10.A7" office:value-type="string">
            <text:p text:style-name="P24">ODJ</text:p>
          </table:table-cell>
          <table:table-cell table:style-name="Tableau10.B7" office:value-type="string">
            <text:p text:style-name="P24">Ordre du jour</text:p>
          </table:table-cell>
        </table:table-row>
        <table:table-row>
          <table:table-cell table:style-name="Tableau10.A8" office:value-type="string">
            <text:p text:style-name="P23">PAQ</text:p>
          </table:table-cell>
          <table:table-cell table:style-name="Tableau10.B8" office:value-type="string">
            <text:p text:style-name="P23">Plan d'assurance qualité</text:p>
          </table:table-cell>
        </table:table-row>
        <table:table-row>
          <table:table-cell table:style-name="Tableau10.A9" office:value-type="string">
            <text:p text:style-name="P30">SGBDR</text:p>
          </table:table-cell>
          <table:table-cell table:style-name="Tableau10.B9" office:value-type="string">
            <text:p text:style-name="P30">Système de gestion de bases de données relationnelles</text:p>
          </table:table-cell>
        </table:table-row>
      </table:table>
      <text:h text:style-name="Heading_20_1" text:outline-level="1"><text:bookmark-start text:name="__RefHeading__1467_1258569163"/>Gestion de la documentation<text:bookmark-end text:name="__RefHeading__1467_1258569163"/></text:h>
      <text:p text:style-name="P44">Cette section décrit la manière dont sont gérés les documents <text:span text:style-name="T17">relatifs</text:span> <text:span text:style-name="T17">au </text:span>projet.</text:p>
      <text:h text:style-name="Heading_20_2" text:outline-level="2"><text:bookmark-start text:name="__RefHeading__1469_1258569163"/>Structure des documents<text:bookmark-end text:name="__RefHeading__1469_1258569163"/></text:h>
      <text:p text:style-name="P44">Chaque document possède <text:span text:style-name="T17">en entête :</text:span></text:p>
      <text:list xml:id="list6410765356329502822" text:style-name="L3">
        <text:list-item>
          <text:p text:style-name="P57">Historique des modifications</text:p>
        </text:list-item>
        <text:list-item>
          <text:p text:style-name="P57">Numéro de version</text:p>
        </text:list-item>
        <text:list-item>
          <text:p text:style-name="P57">Approbateurs</text:p>
        </text:list-item>
        <text:list-item>
          <text:p text:style-name="P57"><text:soft-page-break/>Validateurs</text:p>
        </text:list-item>
        <text:list-item>
          <text:p text:style-name="P57">Contacts</text:p>
        </text:list-item>
      </text:list>
      <text:h text:style-name="Heading_20_2" text:outline-level="2"><text:bookmark-start text:name="__RefHeading__1471_1258569163"/>Nomenclature<text:bookmark-end text:name="__RefHeading__1471_1258569163"/></text:h>
      <text:p text:style-name="P44"><text:span text:style-name="T17">Chaque document est nommé suivant la norme </text:span>: </text:p>
      <text:p text:style-name="P48"><text:span text:style-name="T11">[</text:span><text:span text:style-name="T12">TYPE</text:span><text:span text:style-name="T11">]_[NOM_DU_DOCUMENT]_v[VERSION]</text:span></text:p>
      <text:p text:style-name="P50"><text:span text:style-name="T12">Le type correspond à la nature du document. </text:span><text:span text:style-name="T13">Il peut être :</text:span></text:p>
      <text:list xml:id="list1842463920770422400" text:style-name="L4">
        <text:list-item>
          <text:p text:style-name="P58">CR : Compte-rendu</text:p>
        </text:list-item>
        <text:list-item>
          <text:p text:style-name="P58">GANTT : Diagramme de gantt</text:p>
        </text:list-item>
        <text:list-item>
          <text:p text:style-name="P58">LT : Liste des tâches</text:p>
        </text:list-item>
        <text:list-item>
          <text:p text:style-name="P58">ODJ : Ordre du jour</text:p>
        </text:list-item>
        <text:list-item>
          <text:p text:style-name="P58">PAQ : Plan d'assurance qualité</text:p>
        </text:list-item>
      </text:list>
      <text:p text:style-name="P50"><text:span text:style-name="T13">L</text:span><text:span text:style-name="T12">e nom est le nom du document ; et la version correspond au numéro spécifié dans l'historique des modifications du document. Toutes les lettres sont écrites en capitales.</text:span></text:p>
      <text:p text:style-name="P45">Les documents sont organisés dans des dossiers nommés comme suit :</text:p>
      <text:p text:style-name="P45">[ORDRE]_[CONTENU_DU_DOSSIER]</text:p>
      <text:p text:style-name="P45">Où l'ordre est une lettre majuscule correspondant au cycle de développement (sauf annexes, avec la lettre Z).</text:p>
      <text:h text:style-name="P62" text:outline-level="2"><text:bookmark-start text:name="__RefHeading__1473_1258569163"/>Arborescence des fichiers<text:bookmark-end text:name="__RefHeading__1473_1258569163"/></text:h>
      <text:p text:style-name="P49">Dans le dépôt github, les documents sont organisés de la façon suivante :</text:p>
      <text:list xml:id="list5205451006071000532" text:style-name="L5">
        <text:list-item>
          <text:p text:style-name="P60">A_CONCEPTION : Dossier contenant tous les documents relatifs à la conception</text:p>
          <text:list>
            <text:list-item>
              <text:p text:style-name="P60">CAHIER_DES_CHARGES : Contient le cahier des charges <text:s/>et les documents liés à celui-ci</text:p>
            </text:list-item>
            <text:list-item>
              <text:p text:style-name="P60">PLAN_ASSURANCE_QUALITE : Contient le plan d'assurance qualité</text:p>
            </text:list-item>
          </text:list>
        </text:list-item>
        <text:list-item>
          <text:p text:style-name="P60">Z_ANNEXE : Contient les documents annexes au projet</text:p>
          <text:list>
            <text:list-item>
              <text:p text:style-name="P60">REUNIONS : Contient les CR et ODJ des réunions externes</text:p>
            </text:list-item>
            <text:list-item>
              <text:p text:style-name="P59"><text:span text:style-name="T22">DOCS_TYPE : Contient les documents de référence fournis par le client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adornments="Gras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8" draw:display-name="Gradient 8" draw:style="linear" draw:start-color="#c0c0c0" draw:end-color="#ffffff" draw:start-intensity="100%" draw:end-intensity="100%" draw:angle="900" draw:border="0%"/>
    <draw:stroke-dash draw:name="Line_20_Style_20_1" draw:display-name="Line Style 1" draw:style="rect" draw:dots1="1" draw:dots1-length="0.397cm" draw:dots2="1" draw:dots2-length="0.397cm" draw:distance="0.39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 Condensed"/>
    </style:style>
    <style:style style:name="Heading" style:family="paragraph" style:parent-style-name="Standard" style:next-style-name="Text_20_body" style:class="text">
      <style:paragraph-properties fo:margin-top="0.4cm" fo:margin-bottom="0.199cm" style:contextual-spacing="false" style:shadow="none" fo:keep-with-next="always"/>
      <style:text-properties fo:font-variant="small-caps" fo:color="#006699" style:font-name="DejaVu Serif Condensed" fo:font-size="16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margin-top="0cm" fo:margin-bottom="0cm" style:contextual-spacing="false" fo:text-align="center" style:justify-single-word="false" fo:background-color="#006699" fo:padding="0.049cm" fo:border="0.06pt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ffffff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d_27_en-tête" style:display-name="Titre d'en-tête" style:family="paragraph" style:parent-style-name="Header" style:master-page-name="">
      <style:paragraph-properties fo:margin-top="0.199cm" fo:margin-bottom="0.199cm" style:contextual-spacing="false" style:page-number="auto"/>
      <style:text-properties fo:font-variant="small-caps" fo:font-size="14pt" fo:font-weight="bold"/>
    </style:style>
    <style:style style:name="Sous-titre_20_d_27_en-tête" style:display-name="Sous-titre d'en-tête" style:family="paragraph" style:parent-style-name="Titre_20_d_27_en-tête">
      <style:paragraph-properties fo:margin-top="0.101cm" fo:margin-bottom="0.101cm" style:contextual-spacing="false"/>
      <style:text-properties fo:font-size="12pt" fo:font-weight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99cm" style:contextual-spacing="false" style:page-number="auto" fo:padding="0.049cm" fo:border="0.06pt solid #000000" style:shadow="#006699 0.18cm 0.18cm" style:join-border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margin-top="0.199cm" fo:margin-bottom="0.199cm" style:contextual-spacing="false" fo:text-align="center" style:justify-single-word="false"/>
      <style:text-properties fo:font-size="2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fo:padding="0.049cm" fo:border="0.06pt solid #000000" style:shadow="#006699 0.18cm 0.18cm" text:number-lines="false" text:line-number="0"/>
      <style:text-properties fo:font-size="115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itre_20_prélude" style:display-name="Titre prélude" style:family="paragraph" style:parent-style-name="Heading_20_1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_5f_d_5f_en_5f_tete" style:display-name="Tableau_d_en_tete" style:family="table">
      <style:table-properties style:width="17cm" table:align="margins"/>
    </style:style>
    <style:style style:name="Tableau_5f_d_5f_en_5f_tete.A" style:display-name="Tableau_d_en_tete.A" style:family="table-column">
      <style:table-column-properties style:column-width="4.001cm" style:rel-column-width="15421*"/>
    </style:style>
    <style:style style:name="Tableau_5f_d_5f_en_5f_tete.B" style:display-name="Tableau_d_en_tete.B" style:family="table-column">
      <style:table-column-properties style:column-width="8.999cm" style:rel-column-width="34691*"/>
    </style:style>
    <style:style style:name="Tableau_5f_d_5f_en_5f_tete.C" style:display-name="Tableau_d_en_tete.C" style:family="table-column">
      <style:table-column-properties style:column-width="4.001cm" style:rel-column-width="15423*"/>
    </style:style>
    <style:style style:name="Tableau_5f_d_5f_en_5f_tete.1" style:display-name="Tableau_d_en_tete.1" style:family="table-row">
      <style:table-row-properties style:row-height="3cm"/>
    </style:style>
    <style:style style:name="Tableau_5f_d_5f_en_5f_tete.A1" style:display-name="Tableau_d_en_tete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 xlink:href="Pictures/10000201000004000000030058162FA2.png" xlink:type="simple" xlink:actuate="onLoad" style:repeat="stretch"/>
      </style:table-cell-properties>
    </style:style>
    <style:style style:name="Tableau_5f_d_5f_en_5f_tete.B1" style:display-name="Tableau_d_en_tete.B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au_5f_d_5f_en_5f_tete.C1" style:display-name="Tableau_d_en_tete.C1" style:family="table-cell">
      <style:table-cell-properties style:vertical-align="middle" fo:background-color="transparent" fo:padding="0.097cm" fo:border-left="0.05pt solid #000000" fo:border-right="0.05pt solid #000000" fo:border-top="0.05pt solid #000000" fo:border-bottom="none">
        <style:background-image xlink:href="Pictures/100000000000011F00000067397EEB86.png" xlink:type="simple" xlink:actuate="onLoad" style:position="center center" style:repeat="no-repeat"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MP1" style:family="paragraph" style:parent-style-name="Header">
      <style:text-properties fo:font-size="8pt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Header">
      <style:paragraph-properties fo:background-color="#006699" fo:padding="0.049cm" fo:border="0.06pt solid #000000" style:shadow="none">
        <style:background-image/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able:table table:name="Tableau_d_en_tete" table:style-name="Tableau_5f_d_5f_en_5f_tete">
          <table:table-column table:style-name="Tableau_5f_d_5f_en_5f_tete.A"/>
          <table:table-column table:style-name="Tableau_5f_d_5f_en_5f_tete.B"/>
          <table:table-column table:style-name="Tableau_5f_d_5f_en_5f_tete.C"/>
          <table:table-row table:style-name="Tableau_5f_d_5f_en_5f_tete.1">
            <table:table-cell table:style-name="Tableau_5f_d_5f_en_5f_tete.A1" office:value-type="string">
              <text:p text:style-name="Header"/>
            </table:table-cell>
            <table:table-cell table:style-name="Tableau_5f_d_5f_en_5f_tete.B1" office:value-type="string">
              <text:p text:style-name="Titre_20_d_27_en-tête"><text:variable-get text:name="Client">Garmir Khatch</text:variable-get> - <text:variable-get text:name="Prestataire">AmuFsi2014B</text:variable-get></text:p>
              <text:p text:style-name="Sous-titre_20_d_27_en-tête"><text:title>Demande de prestation d'AMO</text:title></text:p>
              <text:p text:style-name="Sous-titre_20_d_27_en-tête"><text:subject>Compte rendu de réunion du 2014-02-07</text:subject></text:p>
            </table:table-cell>
            <table:table-cell table:style-name="Tableau_5f_d_5f_en_5f_tete.C1" office:value-type="string">
              <text:p text:style-name="MP1"/>
            </table:table-cell>
          </table:table-row>
        </table:table>
        <table:table table:name="Tableau3" table:style-name="Tableau3">
          <table:table-column table:style-name="Tableau3.A" table:number-columns-repeated="3"/>
          <table:table-row>
            <table:table-cell table:style-name="Tableau3.A1" office:value-type="string">
              <text:p text:style-name="MP2">Référence : <text:variable-get text:name="Référence">GK-AF2014B-AMO-CR-001</text:variable-get></text:p>
            </table:table-cell>
            <table:table-cell table:style-name="Tableau3.A1" office:value-type="string">
              <text:p text:style-name="MP2">Date : <text:date style:data-style-name="N84" text:date-value="2014-02-16T13:59:52">2014-02-16</text:date></text:p>
            </table:table-cell>
            <table:table-cell table:style-name="Tableau3.C1" office:value-type="string">
              <text:p text:style-name="MP2">Version : <text:editing-cycles>24</text:editing-cycles></text:p>
            </table:table-cell>
          </table:table-row>
        </table:table>
        <text:p text:style-name="MP3"/>
      </style:header>
      <style:footer>
        <text:p text:style-name="Footer"><text:page-number text:select-page="current">7</text:page-number> / <text:page-count>7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0:38:40.71</meta:creation-date>
    <meta:editing-duration>PT4H9M50S</meta:editing-duration>
    <meta:editing-cycles>24</meta:editing-cycles>
    <meta:generator>LibreOffice/4.0.2.2$Linux_x86 LibreOffice_project/4c82dcdd6efcd48b1d8bba66bfe1989deee49c3</meta:generator>
    <dc:title>Demande de prestation d'AMO</dc:title>
    <dc:subject>Compte rendu de réunion du 2014-02-07</dc:subject>
    <meta:initial-creator>Mehdi-Jonathan CADON</meta:initial-creator>
    <dc:date>2014-02-16T13:59:52</dc:date>
    <dc:creator>Ravi </dc:creator>
    <meta:document-statistic meta:table-count="12" meta:image-count="0" meta:object-count="0" meta:page-count="7" meta:paragraph-count="196" meta:word-count="902" meta:character-count="5853" meta:non-whitespace-character-count="5178"/>
  </office:meta>
</office:document-meta>
</file>